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PT" fo:font-weight="bold" officeooo:paragraph-rsid="00093e2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pt" fo:country="PT" fo:font-weight="bold" officeooo:paragraph-rsid="0007ac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pt" fo:country="PT" fo:font-weight="bold" officeooo:paragraph-rsid="000c238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pt" fo:country="PT" fo:font-weight="bold" officeooo:paragraph-rsid="000e0d1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PT" fo:font-weight="bold" officeooo:paragraph-rsid="0010e55a" style:font-size-asian="14pt" style:font-weight-asian="bold" style:font-size-complex="14pt" style:font-weight-complex="bold"/>
    </style:style>
    <style:style style:name="P6" style:family="paragraph" style:parent-style-name="Standard">
      <style:text-properties fo:language="pt" fo:country="PT" officeooo:paragraph-rsid="0007acb2"/>
    </style:style>
    <style:style style:name="P7" style:family="paragraph" style:parent-style-name="Standard">
      <style:text-properties fo:language="pt" fo:country="PT" officeooo:paragraph-rsid="00093e2c"/>
    </style:style>
    <style:style style:name="P8" style:family="paragraph" style:parent-style-name="Standard">
      <style:text-properties fo:language="pt" fo:country="PT" fo:font-style="italic" officeooo:paragraph-rsid="000c238d" style:font-style-asian="italic" style:font-style-complex="italic"/>
    </style:style>
    <style:style style:name="P9" style:family="paragraph" style:parent-style-name="Standard" style:list-style-name="L1">
      <style:text-properties fo:language="pt" fo:country="PT" officeooo:paragraph-rsid="000d7233"/>
    </style:style>
    <style:style style:name="P10" style:family="paragraph" style:parent-style-name="Standard">
      <style:text-properties fo:font-size="12pt" fo:language="pt" fo:country="PT" fo:font-weight="bold" officeooo:paragraph-rsid="00093e2c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language="pt" fo:country="PT" fo:font-weight="normal" officeooo:paragraph-rsid="000c238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pt" fo:country="PT" fo:font-weight="normal" officeooo:paragraph-rsid="000ee7f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language="pt" fo:country="PT" fo:font-weight="normal" officeooo:paragraph-rsid="000ee7f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pt" fo:country="PT" fo:font-weight="normal" officeooo:paragraph-rsid="0010e55a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pt" fo:country="PT" fo:font-weight="normal" officeooo:paragraph-rsid="001402b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pt" fo:country="PT" fo:font-weight="normal" officeooo:paragraph-rsid="0010e55a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language="pt" fo:country="PT" fo:font-weight="normal" officeooo:paragraph-rsid="0010e55a" style:font-size-asian="10.5pt" style:font-weight-asian="normal" style:font-size-complex="12pt" style:font-weight-complex="normal"/>
    </style:style>
    <style:style style:name="T1" style:family="text">
      <style:text-properties officeooo:rsid="0007acb2"/>
    </style:style>
    <style:style style:name="T2" style:family="text">
      <style:text-properties officeooo:rsid="00093e2c"/>
    </style:style>
    <style:style style:name="T3" style:family="text">
      <style:text-properties fo:font-style="italic" officeooo:rsid="000c238d" style:font-style-asian="italic" style:font-style-complex="italic"/>
    </style:style>
    <style:style style:name="T4" style:family="text">
      <style:text-properties fo:font-style="italic" fo:font-weight="bold" officeooo:rsid="000c238d" style:font-style-asian="italic" style:font-weight-asian="bold" style:font-style-complex="italic" style:font-weight-complex="bold"/>
    </style:style>
    <style:style style:name="T5" style:family="text">
      <style:text-properties officeooo:rsid="000aae00"/>
    </style:style>
    <style:style style:name="T6" style:family="text">
      <style:text-properties officeooo:rsid="000c238d"/>
    </style:style>
    <style:style style:name="T7" style:family="text">
      <style:text-properties fo:font-style="normal" officeooo:rsid="000c238d" style:font-style-asian="normal" style:font-style-complex="normal"/>
    </style:style>
    <style:style style:name="T8" style:family="text">
      <style:text-properties fo:font-style="normal" officeooo:rsid="000d7233" style:font-style-asian="normal" style:font-style-complex="normal"/>
    </style:style>
    <style:style style:name="T9" style:family="text">
      <style:text-properties fo:font-style="normal" officeooo:rsid="001402bc" style:font-style-asian="normal" style:font-style-complex="normal"/>
    </style:style>
    <style:style style:name="T10" style:family="text">
      <style:text-properties fo:font-style="normal" fo:font-weight="bold" officeooo:rsid="000c238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d7233" style:font-style-asian="normal" style:font-weight-asian="bold" style:font-style-complex="normal" style:font-weight-complex="bold"/>
    </style:style>
    <style:style style:name="T12" style:family="text">
      <style:text-properties fo:font-size="12pt" fo:font-style="normal" fo:font-weight="bold" officeooo:rsid="000c238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0d7233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normal" officeooo:rsid="000c238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0d723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0e0d16"/>
    </style:style>
    <style:style style:name="T17" style:family="text">
      <style:text-properties officeooo:rsid="000ee7f4"/>
    </style:style>
    <style:style style:name="T18" style:family="text">
      <style:text-properties officeooo:rsid="0010e55a"/>
    </style:style>
    <style:style style:name="T19" style:family="text">
      <style:text-properties officeooo:rsid="0013ecb3"/>
    </style:style>
    <style:style style:name="T20" style:family="text">
      <style:text-properties fo:font-size="14pt" fo:font-weight="bold" officeooo:rsid="0010e55a" style:font-size-asian="14pt" style:font-weight-asian="bold" style:font-size-complex="14pt" style:font-weight-complex="bold"/>
    </style:style>
    <style:style style:name="T21" style:family="text">
      <style:text-properties officeooo:rsid="001402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>1. </text:span><text:span text:style-name="T1">Introdução</text:span></text:p>
      <text:p text:style-name="P6"><text:span text:style-name="T1"/></text:p>
      <text:p text:style-name="P6"><text:span text:style-name="T1">No contexto da cadeira de Laboratórios de Informática IV, do curso de Engenharia Informática, foi-nos proposto desenvolver um sistema de moniorização da via pública </text:span><text:span text:style-name="T2">baseado numa rede social.</text:span></text:p>
      <text:p text:style-name="P6"><text:span text:style-name="T2"/></text:p>
      <text:p text:style-name="P7"><text:span text:style-name="T5">Depois de apresentada a ideia geral do projeto na primeira fase, nesta segunda fase</text:span><text:span text:style-name="T2"> pretende-se evidenciar os requisitos </text:span><text:span text:style-name="T5">do sistema </text:span><text:span text:style-name="T2">com base em diagramas UML e na sua descrição textual.</text:span></text:p>
      <text:p text:style-name="P8"><text:span text:style-name="T6">-- Falar mais da análise de requisitos</text:span></text:p>
      <text:p text:style-name="P7"><text:span text:style-name="T2"/></text:p>
      <text:p text:style-name="P4"><text:span text:style-name="T16">2. Objetivos</text:span></text:p>
      <text:p text:style-name="P4"><text:span text:style-name="T16"/></text:p>
      <text:p text:style-name="P12"><text:span text:style-name="T17">A segunda fase do trabalho tem como principais objetivos:</text:span></text:p>
      <text:p text:style-name="P12"><text:span text:style-name="T17"/></text:p>
      <text:list xml:id="list361345783" text:style-name="L2">
        <text:list-item>
          <text:p text:style-name="P13"><text:span text:style-name="T17">Enunciar os requisitos gerais do projeto;</text:span></text:p>
        </text:list-item>
        <text:list-item>
          <text:p text:style-name="P13"><text:span text:style-name="T17">Descrever e detalhar os requisitos específicos com recurso a diagramas UML;</text:span></text:p>
        </text:list-item>
        <text:list-item>
          <text:p text:style-name="P13"><text:span text:style-name="T17">Definir as linhas gerais para a implementação do projeto.</text:span></text:p>
        </text:list-item>
      </text:list>
      <text:p text:style-name="P4"><text:span text:style-name="T16"/></text:p>
      <text:p text:style-name="P4"><text:span text:style-name="T16">3. Requisitos gerais</text:span></text:p>
      <text:p text:style-name="P4"><text:span text:style-name="T16"/></text:p>
      <text:p text:style-name="P5"><text:span text:style-name="T18">3.1 Requisitos de interface</text:span></text:p>
      <text:p text:style-name="P5"><text:span text:style-name="T18"/></text:p>
      <text:p text:style-name="P14"><text:span text:style-name="T18">Dada a natureza do projeto e a necessidade de interação com utilizadores de uma forma </text:span><text:span text:style-name="T19">abrangente</text:span><text:span text:style-name="T18"> e global </text:span><text:span text:style-name="T19">foram definidos os seguintes requisítos para a interface com o utilizador:</text:span></text:p>
      <text:p text:style-name="P14"><text:span text:style-name="T20"/></text:p>
      <text:list xml:id="list1691008827" text:style-name="L3">
        <text:list-item>
          <text:p text:style-name="P17"><text:span text:style-name="T18">O sistema deve ter como base uma interface Web </text:span><text:span text:style-name="T19">de modo a potenciar a sua utilização em qualquer lugar do mundo;</text:span></text:p>
        </text:list-item>
        <text:list-item>
          <text:p text:style-name="P17"><text:span text:style-name="T18">Deve existir uma aplicação Mobile, com sub-conjunto das funcionalidades da interface Web, </text:span><text:span text:style-name="T19">que permita, em qualquer lugar, pesquisar ou adicionar informação ao sistema.</text:span></text:p>
        </text:list-item>
      </text:list>
      <text:p text:style-name="P16"><text:span text:style-name="T18"/></text:p>
      <text:p text:style-name="P5"><text:span text:style-name="T18">3.</text:span><text:span text:style-name="T19">2</text:span><text:span text:style-name="T18"> Requisitos tecnológicos</text:span></text:p>
      <text:p text:style-name="P5"><text:span text:style-name="T18"/></text:p>
      <text:p text:style-name="P16"><text:span text:style-name="T18">Na apresentação do projeto foram </text:span><text:span text:style-name="T21">acordados</text:span><text:span text:style-name="T18"> requisítos tecnológicos que se <text:s/>prendem com as ferramentas de implementação, onde foi definido que devem ser utilizadas as seguintes orientações:</text:span></text:p>
      <text:p text:style-name="P16"><text:span text:style-name="T18"/></text:p>
      <text:list xml:id="list1425950379" text:continue-numbering="true" text:style-name="L3">
        <text:list-item>
          <text:p text:style-name="P17"><text:span text:style-name="T18">A prncipal linguagem de programação deve ser baseada na plataforma .NET, podendo ser utilizada a linguagem C# ou Visual Basic .NET;</text:span></text:p>
        </text:list-item>
        <text:list-item>
          <text:p text:style-name="P17"><text:span text:style-name="T18">O motor de base de dados que suporta o sistema deve ser o Microsoft SQL Server.</text:span></text:p>
        </text:list-item>
      </text:list>
      <text:p text:style-name="P4"><text:span text:style-name="T16"/></text:p>
      <text:p text:style-name="P4"><text:span text:style-name="T16">4. Especificação UML</text:span></text:p>
      <text:p text:style-name="P3"><text:span text:style-name="T6"/></text:p>
      <text:p text:style-name="P3"><text:span text:style-name="T16">4.1 </text:span><text:span text:style-name="T6">Diagramas de </text:span><text:span text:style-name="T3">Use Case</text:span></text:p>
      <text:p text:style-name="P1"><text:span text:style-name="T2"/></text:p>
      <text:p text:style-name="P15"><text:span text:style-name="T8">No</text:span><text:span text:style-name="T7"> diagrama de </text:span><text:span text:style-name="T3">Use Case</text:span><text:span text:style-name="T7"> </text:span><text:span text:style-name="T8">apresentamos</text:span><text:span text:style-name="T7"> </text:span><text:span text:style-name="T8">as funcionalidades do sistema e a sua interação com os utilizadores. </text:span></text:p>
      <text:p text:style-name="P15"><text:span text:style-name="T8">De uma forma global, temos </text:span><text:span text:style-name="T7">três tipos de atores:</text:span></text:p>
      <text:list xml:id="list512089598" text:style-name="L1">
        <text:list-item>
          <text:p text:style-name="P9"><text:soft-page-break/><text:span text:style-name="T12">Morador –</text:span><text:span text:style-name="T14"> que representa o morador de uma determinada </text:span><text:span text:style-name="T15">rua;</text:span><text:span text:style-name="T14"> </text:span></text:p>
        </text:list-item>
        <text:list-item>
          <text:p text:style-name="P9"><text:span text:style-name="T12">Funcionári</text:span><text:span text:style-name="T13">o –</text:span><text:span text:style-name="T15"> funcionários do município responsável pela manutenção de uma determinada área ou região;</text:span></text:p>
        </text:list-item>
        <text:list-item>
          <text:p text:style-name="P9"><text:span text:style-name="T12">Administrador</text:span><text:span text:style-name="T14"> –</text:span><text:span text:style-name="T15"> administrador de sistemas de software responsável pela manutenção do sistema MyStreet.</text:span></text:p>
        </text:list-item>
      </text:list>
      <text:p text:style-name="P11"><text:span text:style-name="T7"/></text:p>
      <text:p text:style-name="P11"><text:span text:style-name="T7">Sendo que os </text:span><text:span text:style-name="T8">atores </text:span><text:span text:style-name="T10">Morador</text:span><text:span text:style-name="T7"> e os </text:span><text:span text:style-name="T10">Funcionári</text:span><text:span text:style-name="T11">o</text:span><text:span text:style-name="T7"> partilham muita da funcionalidade que o sistema disponibiliza. </text:span><text:span text:style-name="T9">C</text:span><text:span text:style-name="T7">omo tal </text:span><text:span text:style-name="T8">criámos</text:span><text:span text:style-name="T7"> uma super classe </text:span><text:span text:style-name="T4">Utilizador</text:span><text:span text:style-name="T7"> que representa a entidade utilizador de uma forma mais geral, independentemente de serem funcionários ou moradores.</text:span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Matos</meta:initial-creator>
    <meta:creation-date>2013-04-15T11:54:12</meta:creation-date>
    <dc:date>2013-04-15T15:54:56</dc:date>
    <dc:creator>Bruno Matos</dc:creator>
    <meta:editing-duration>PT3H54M28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2" meta:paragraph-count="26" meta:word-count="370" meta:character-count="2338" meta:non-whitespace-character-count="2001"/>
  </office:meta>
</office:document-meta>
</file>